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f01" officeooo:paragraph-rsid="00157f01"/>
    </style:style>
    <style:style style:name="P2" style:family="paragraph" style:parent-style-name="Standard">
      <style:text-properties officeooo:rsid="0016187a" officeooo:paragraph-rsid="00161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e introducción al estándar IEEE-754</text:p>
      <text:p text:style-name="Standard"/>
      <text:p text:style-name="Standard">The standard defines these logarithmic-ish distributions of values with base-2 and base-10. For base-2, the standard defines representations for bit-widths for all powers of two between 16 bits wide and 256 bits wide; for base-10 it defines representations for bit-widths for all powers of two between 32 bits wide and 128 bits wide. (Well, almost. For the exact spec check out <text:a xlink:type="simple" xlink:href="http://eng.umb.edu/~cuckov/classes/engin341/Reference/IEEE754.pdf" text:style-name="Internet_20_link" text:visited-style-name="Visited_20_Internet_20_Link">page 13 spec</text:a>). These are the only standardized bitwidths, meaning, if a processor supports 32 bit floating point values, then it’s <text:span text:style-name="Emphasis">highly</text:span> likely it will support it in the standard compliant representation.</text:p>
      <text:p text:style-name="Standard"/>
      <text:p text:style-name="P2">Sobre la traducción de doble o sencillo</text:p>
      <text:p text:style-name="Standard">real de plata doble, o real de plata vieja</text:p>
      <text:p text:style-name="Standard">1. Moneda de cambio, del valor de 16 cuartos. 32 reales de esta moneda componían el doblón de cambio, que era de 68 reales y 8 maravedís de vellón.</text:p>
      <text:p text:style-name="Standard">peso sencillo</text:p>
      <text:p text:style-name="Standard">1. peso (‖ moneda imaginaria de quince reales).</text:p>
      <text:p text:style-name="Standard"/>
      <text:p text:style-name="Standard">A real data type is a data type used in a computer program to represent an approximation of a real number. Because the real numbers are not countable, computers cannot represent them exactly using a finite amount of information. Most often, a computer will use a rational approximation to a real number. </text:p>
      <text:p text:style-name="Standard"/>
      <text:p text:style-name="Standard">En síntesis, un tipo de datos real es utilizado en un programa de computadora para representar una aproximación a un número real. Debido a que los números reales no son numerables, y a que las computadoras sólo almacenan una cantidad de información finita, el tipo de datos real no podrá representar exac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2:41:40.117830231</meta:creation-date>
    <dc:date>2024-06-28T15:00:37.649127596</dc:date>
    <meta:editing-duration>PT52M1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58" meta:character-count="1524" meta:non-whitespace-character-count="1274"/>
  </office:meta>
</office:document-meta>
</file>